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" officeooo:rsid="000db01a" officeooo:paragraph-rsid="000db01a"/>
    </style:style>
    <style:style style:name="P2" style:family="paragraph" style:parent-style-name="Standard">
      <style:paragraph-properties fo:text-align="end" style:justify-single-word="false"/>
      <style:text-properties style:font-name="Sans serif" officeooo:rsid="000db01a" officeooo:paragraph-rsid="000db01a"/>
    </style:style>
    <style:style style:name="P3" style:family="paragraph" style:parent-style-name="Standard">
      <style:paragraph-properties fo:text-align="start" style:justify-single-word="false"/>
      <style:text-properties style:font-name="Sans serif" officeooo:rsid="000db01a" officeooo:paragraph-rsid="000db01a"/>
    </style:style>
    <style:style style:name="P4" style:family="paragraph" style:parent-style-name="Standard">
      <style:paragraph-properties fo:text-align="center" style:justify-single-word="false"/>
      <style:text-properties style:font-name="Sans serif" fo:font-weight="bold" officeooo:rsid="000db01a" officeooo:paragraph-rsid="000db0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 serif" fo:font-weight="bold" officeooo:rsid="000db01a" officeooo:paragraph-rsid="000db01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 serif" fo:font-weight="bold" officeooo:rsid="000ec124" officeooo:paragraph-rsid="000ec12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ans serif" fo:font-weight="bold" officeooo:rsid="000ec124" officeooo:paragraph-rsid="000ec12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 serif" officeooo:rsid="000ec124" officeooo:paragraph-rsid="000ec124"/>
    </style:style>
    <style:style style:name="P9" style:family="paragraph" style:parent-style-name="Standard">
      <style:paragraph-properties fo:text-align="start" style:justify-single-word="false"/>
      <style:text-properties style:font-name="Sans serif" fo:font-weight="normal" officeooo:rsid="000ec124" officeooo:paragraph-rsid="000ec12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 serif" fo:font-weight="normal" officeooo:rsid="000ec124" officeooo:paragraph-rsid="000f978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 serif" fo:font-weight="normal" officeooo:rsid="000f9787" officeooo:paragraph-rsid="000f978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 serif" fo:font-weight="normal" officeooo:rsid="000fb2a3" officeooo:paragraph-rsid="000fb2a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 serif" fo:font-weight="normal" officeooo:rsid="000fb2a3" officeooo:paragraph-rsid="00101bc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 serif" fo:font-weight="normal" officeooo:rsid="00101bc6" officeooo:paragraph-rsid="00101bc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 serif" fo:font-weight="normal" officeooo:rsid="00101bc6" officeooo:paragraph-rsid="0011d47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 serif" fo:font-weight="normal" officeooo:rsid="0011d473" officeooo:paragraph-rsid="0011d47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db01a"/>
    </style:style>
    <style:style style:name="P18" style:family="paragraph" style:parent-style-name="Standard">
      <style:paragraph-properties fo:text-align="start" style:justify-single-word="false"/>
      <style:text-properties officeooo:paragraph-rsid="000f9787"/>
    </style:style>
    <style:style style:name="P19" style:family="paragraph" style:parent-style-name="Standard">
      <style:paragraph-properties fo:text-align="start" style:justify-single-word="false"/>
      <style:text-properties officeooo:rsid="000ec124" officeooo:paragraph-rsid="000ec124"/>
    </style:style>
    <style:style style:name="T1" style:family="text">
      <style:text-properties style:font-name="Sans serif" fo:font-weight="normal" officeooo:rsid="000db01a" style:font-weight-asian="normal" style:font-weight-complex="normal"/>
    </style:style>
    <style:style style:name="T2" style:family="text">
      <style:text-properties style:font-name="Sans serif" fo:font-weight="normal" officeooo:rsid="000ec124" style:font-weight-asian="normal" style:font-weight-complex="normal"/>
    </style:style>
    <style:style style:name="T3" style:family="text">
      <style:text-properties style:font-name="Sans serif" fo:font-weight="normal" officeooo:rsid="000f9787" style:font-weight-asian="normal" style:font-weight-complex="normal"/>
    </style:style>
    <style:style style:name="T4" style:family="text">
      <style:text-properties style:font-name="Sans serif" fo:font-weight="normal" officeooo:rsid="0011d473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0ec12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f9787"/>
    </style:style>
    <style:style style:name="T10" style:family="text">
      <style:text-properties officeooo:rsid="000fb2a3"/>
    </style:style>
    <style:style style:name="T11" style:family="text">
      <style:text-properties officeooo:rsid="00101bc6"/>
    </style:style>
    <style:style style:name="T12" style:family="text">
      <style:text-properties fo:language="en" fo:country="US"/>
    </style:style>
    <style:style style:name="T13" style:family="text">
      <style:text-properties officeooo:rsid="0011d473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BA Salary Prediction</text:p>
      <text:p text:style-name="P2">Patrick Lomp</text:p>
      <text:p text:style-name="P2">Artti Raasuke</text:p>
      <text:p text:style-name="P2"/>
      <text:p text:style-name="P2"/>
      <text:p text:style-name="P2"/>
      <text:p text:style-name="P7">Business understanding(Task 2)</text:p>
      <text:p text:style-name="P7"/>
      <text:p text:style-name="P6"/>
      <text:p text:style-name="P5">Identifying <text:span text:style-name="T7">our</text:span> business goals</text:p>
      <text:p text:style-name="P5"/>
      <text:p text:style-name="P9">• Background</text:p>
      <text:p text:style-name="P6"/>
      <text:p text:style-name="P18"><text:span text:style-name="T2">As we both are i</text:span><text:span text:style-name="T4">nto</text:span><text:span text:style-name="T2"> sports </text:span><text:span text:style-name="T4">and we both love to watch team sports.</text:span><text:span text:style-name="T2"> we </text:span><text:span text:style-name="T3">wanted our project to be </text:span><text:span text:style-name="T4">also </text:span><text:span text:style-name="T3">sport related</text:span><text:span text:style-name="T2">. </text:span><text:span text:style-name="T3">Patrick has been following NBA for a long time and Artti is also a sports fan, who mostly follows football.</text:span></text:p>
      <text:p text:style-name="P10"/>
      <text:p text:style-name="P10"><text:span text:style-name="T9">We in particular found NBA to be intriguing because it has been growing as a league and so are their salaries. This topic has been talked about a lot in media and how NBA has been growing a lot quicker compared to other major leagues like NFL. <text:s/>It would be interesting to know how much have salaries been growing compared to salaries in other fields and/or inflation and if we would be able to make a prediction model to accurately predict future salaries. </text:span></text:p>
      <text:p text:style-name="P9"/>
      <text:p text:style-name="P9">• Business goals</text:p>
      <text:p text:style-name="P9"/>
      <text:p text:style-name="P11">To give valuable insight <text:span text:style-name="T10">to any one interested </text:span>in how much <text:span text:style-name="T10">NBA salaries are growing year-to-year and what specific players might be earning in the future. </text:span><text:s/></text:p>
      <text:p text:style-name="P11"/>
      <text:p text:style-name="P9"/>
      <text:p text:style-name="P9"/>
      <text:p text:style-name="P9">• Business success criteria</text:p>
      <text:p text:style-name="P12"/>
      <text:p text:style-name="P12">Make clearly understandable statements using the gathered data how the league’s salary is growing.</text:p>
      <text:p text:style-name="P12">Also we want our prediction model to be working at least somewhat realistically for salary prediction.</text:p>
      <text:p text:style-name="P9"/>
      <text:p text:style-name="P9"><text:span text:style-name="T8"/></text:p>
      <text:p text:style-name="P9"><text:span text:style-name="T8">Assessing our situation</text:span></text:p>
      <text:p text:style-name="P9"><text:span text:style-name="T8"/></text:p>
      <text:p text:style-name="P9">• Inventory of resources</text:p>
      <text:p text:style-name="P9"/>
      <text:p text:style-name="P12">The team – Patrick Lomp, Artti Raasuke. <text:span text:style-name="T13">Both second year Bachelor’s Informatics students.</text:span></text:p>
      <text:p text:style-name="P12"/>
      <text:p text:style-name="P12">Datasets - <text:s/>Two datasets. One dataset with players statistics and another with players salaries</text:p>
      <text:p text:style-name="P12"/>
      <text:p text:style-name="P12">Hardware – Both have access to personal PC’s.</text:p>
      <text:p text:style-name="P12"><text:soft-page-break/></text:p>
      <text:p text:style-name="P12">Software – We plan to use Jupyter, Tableau. <text:span text:style-name="T13">Also different sklearn libraries for machine learning.</text:span></text:p>
      <text:p text:style-name="P12"/>
      <text:p text:style-name="P9">• Requirements, assumptions, and constraints</text:p>
      <text:p text:style-name="P12"/>
      <text:p text:style-name="P12">Schedule for completion – <text:span text:style-name="T11">We have to be ready for poster presentation at 19.December.</text:span></text:p>
      <text:p text:style-name="P12"/>
      <text:p text:style-name="P13"><text:span text:style-name="T11">A</text:span>cceptable finished work – <text:span text:style-name="T11">Needs self-written code, Poster for the poster presentation.</text:span></text:p>
      <text:p text:style-name="P13"/>
      <text:p text:style-name="P13"><text:s/></text:p>
      <text:p text:style-name="P12"/>
      <text:p text:style-name="P9">• Risks and contingencies</text:p>
      <text:p text:style-name="P14"/>
      <text:p text:style-name="P14">Not having enough time – Our teem needs to split work over the weeks given for working on the project, not do all the work on the last few day(s).</text:p>
      <text:p text:style-name="P14"/>
      <text:p text:style-name="P9">• Terminology</text:p>
      <text:p text:style-name="P9"/>
      <text:p text:style-name="P9">• Costs and benefits</text:p>
      <text:p text:style-name="P14">Costs – 0 <text:span text:style-name="T13">euros</text:span>, no personal costs to us. We plan to use free software for our project.</text:p>
      <text:p text:style-name="P9"><text:span text:style-name="T8"/></text:p>
      <text:p text:style-name="P9"><text:span text:style-name="T8">Defining our data-mining goals</text:span></text:p>
      <text:p text:style-name="P9">• Data-mining goals</text:p>
      <text:p text:style-name="P14"/>
      <text:p text:style-name="P14">Presentation – Need to make a poster for the final poster session.</text:p>
      <text:p text:style-name="P14"/>
      <text:p text:style-name="P14">Model – One of the goals is to make a prediction model, which predicts future salaries.</text:p>
      <text:p text:style-name="P14"/>
      <text:p text:style-name="P15">Report – Visualize our data and gathered information <text:span text:style-name="T13">clearly and in a easy to understand way. </text:span></text:p>
      <text:p text:style-name="P14"/>
      <text:p text:style-name="P9">• Data-mining success criteria</text:p>
      <text:p text:style-name="P9"/>
      <text:p text:style-name="P16">Good data visualization – Assessment made by graders.</text:p>
      <text:p text:style-name="P16"/>
      <text:p text:style-name="P14">Model accuracy – We want the prediction model <text:s/>to be at least with the accuracy, which falls into -<text:span text:style-name="T12">+15% range. </text:span></text:p>
      <text:p text:style-name="P14"><text:span text:style-name="T12"/></text:p>
      <text:p text:style-name="P14"><text:span text:style-name="T1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ct planning <text:span text:style-name="T7">(Task 4)</text:span></text:p>
      <text:p text:style-name="P1"/>
      <text:p text:style-name="P5">Tasks</text:p>
      <text:p text:style-name="P5"/>
      <text:p text:style-name="P5">• <text:span text:style-name="T5"><text:s/>Set up Github repository for maintaining and updating our project.</text:span></text:p>
      <text:p text:style-name="P5"><text:span text:style-name="T5"/></text:p>
      <text:p text:style-name="P6"><text:span text:style-name="T5">• Gather data and make clear goals what we are trying to achieve and how.</text:span></text:p>
      <text:p text:style-name="P5"><text:span text:style-name="T5"/></text:p>
      <text:p text:style-name="P17"><text:span text:style-name="T1">• <text:s/>Present </text:span><text:span text:style-name="T2">our </text:span><text:span text:style-name="T1">initial idea in practi</text:span><text:span text:style-name="T2">c</text:span><text:span text:style-name="T1">e and get feedback. </text:span></text:p>
      <text:p text:style-name="P19"><text:span text:style-name="T1"/></text:p>
      <text:p text:style-name="P8">• Play around with our data to find useful knowledge.</text:p>
      <text:p text:style-name="P8"/>
      <text:p text:style-name="P3">• Plot NBA salary against inflation and see if there is a trend.</text:p>
      <text:p text:style-name="P3"/>
      <text:p text:style-name="P3">• Use machine learning to predict future NBA seasons salaries. Predict both average NBA player salary and salaries for specific players.</text:p>
      <text:p text:style-name="P3"/>
      <text:p text:style-name="P8">• Put it all together and visualize gathered information.</text:p>
      <text:p text:style-name="P8"/>
      <text:p text:style-name="P8">• Print our poster and present our topic at the poster session.</text:p>
      <text:p text:style-name="P3"/>
      <text:p text:style-name="P3"><text:s/></text:p>
      <text:p text:style-name="P3"/>
      <text:p text:style-name="P3"/>
      <text:p text:style-name="P5">Methods and Tools</text:p>
      <text:p text:style-name="P5"><text:span text:style-name="T5"/></text:p>
      <text:p text:style-name="P5"><text:span text:style-name="T5">• Use </text:span><text:span text:style-name="T6">Github</text:span><text:span text:style-name="T5"> to hold our codebase and data.</text:span></text:p>
      <text:p text:style-name="P5"><text:span text:style-name="T5"/></text:p>
      <text:p text:style-name="P5"><text:span text:style-name="T5">• Use </text:span><text:span text:style-name="T6">Git</text:span><text:span text:style-name="T5"> and </text:span><text:span text:style-name="T6">Github</text:span><text:span text:style-name="T5"> for version-control and tracking changes in development.</text:span></text:p>
      <text:p text:style-name="P5"><text:span text:style-name="T5"><text:s/></text:span></text:p>
      <text:p text:style-name="P5"><text:span text:style-name="T5">• Use </text:span><text:span text:style-name="T6">Jupyter</text:span><text:span text:style-name="T5"> for writing code.</text:span></text:p>
      <text:p text:style-name="P5"><text:span text:style-name="T5"/></text:p>
      <text:p text:style-name="P5"><text:soft-page-break/><text:span text:style-name="T5">• Use </text:span><text:span text:style-name="T6">Tableau</text:span><text:span text:style-name="T5"> to visualize gathered inform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2T08:19:46.901000000</meta:creation-date>
    <dc:date>2019-12-02T09:20:49.434000000</dc:date>
    <meta:editing-duration>PT8M58S</meta:editing-duration>
    <meta:editing-cycles>1</meta:editing-cycles>
    <meta:document-statistic meta:table-count="0" meta:image-count="0" meta:object-count="0" meta:page-count="4" meta:paragraph-count="53" meta:word-count="565" meta:character-count="3388" meta:non-whitespace-character-count="2847"/>
    <meta:generator>LibreOffice/6.3.1.2$Windows_X86_64 LibreOffice_project/b79626edf0065ac373bd1df5c28bd630b4424273</meta:generator>
  </office:meta>
</office:document-meta>
</file>